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212" officeooo:paragraph-rsid="0011d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--&lt;section data-markdown="diapos/indicateurs-evolution.md"<text:line-break/><text:tab/> data-separator="^\r?\n---- <text:s/>----\r?\n$" data-separator-vertical="^\r?\n----\r?\n$"&gt;<text:line-break/>&lt;/section&gt;<text:line-break/><text:line-break/>&lt;section data-markdown="diapos/indices.md"<text:line-break/><text:tab/> data-separator="^\r?\n---- <text:s/>----\r?\n$" data-separator-vertical="^\r?\n----\r?\n$"&gt;<text:line-break/>&lt;/section&gt;<text:line-break/><text:line-break/>&lt;section data-markdown="diapos/graphiques.md"<text:line-break/><text:tab/> data-separator="^\r?\n---- <text:s/>----\r?\n$" data-separator-vertical="^\r?\n----\r?\n$"&gt;<text:line-break/>&lt;/section&gt;<text:line-break/><text:line-break/>&lt;section data-markdown="diapos/indicateurs.md"<text:line-break/><text:tab/> data-separator="^\r?\n---- <text:s/>----\r?\n$" data-separator-vertical="^\r?\n----\r?\n$"&gt;<text:line-break/>&lt;/section&gt;<text:line-break/><text:line-break/>&lt;section data-markdown="diapos/rappelsmathematiques.md"<text:line-break/><text:tab/> data-separator="^\r?\n---- <text:s/>----\r?\n$" data-separator-vertical="^\r?\n----\r?\n$"&gt;<text:line-break/>&lt;/section&gt;--!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7:23:28.445000000</meta:creation-date>
    <dc:date>2020-09-08T17:23:37.789000000</dc:date>
    <meta:editing-duration>PT9S</meta:editing-duration>
    <meta:editing-cycles>1</meta:editing-cycles>
    <meta:document-statistic meta:table-count="0" meta:image-count="0" meta:object-count="0" meta:page-count="1" meta:paragraph-count="1" meta:word-count="42" meta:character-count="744" meta:non-whitespace-character-count="696"/>
    <meta:generator>LibreOffice/5.2.6.2$Windows_X86_64 LibreOffice_project/a3100ed2409ebf1c212f5048fbe377c281438fdc</meta:generator>
  </office:meta>
</office:document-meta>
</file>